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.458cm" fo:min-width="0.208cm"/>
    </style:style>
    <style:style style:name="gr2" style:family="graphic" style:parent-style-name="objectwithoutfill">
      <style:graphic-properties draw:fill="solid" draw:fill-color="#000000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64cm" fo:min-width="5.0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cm" svg:height="1cm" svg:x="7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3cm" svg:y1="6cm" svg:x2="8.3cm" svg:y2="8.2cm">
          <text:p/>
        </draw:line>
        <draw:line draw:style-name="gr2" draw:text-style-name="P1" draw:layer="layout" svg:x1="7.5cm" svg:y1="7cm" svg:x2="9.1cm" svg:y2="7cm">
          <text:p/>
        </draw:line>
        <draw:line draw:style-name="gr2" draw:text-style-name="P1" draw:layer="layout" svg:x1="8.3cm" svg:y1="8.2cm" svg:x2="7.8cm" svg:y2="9.4cm">
          <text:p/>
        </draw:line>
        <draw:line draw:style-name="gr2" draw:text-style-name="P1" draw:layer="layout" svg:x1="8.3cm" svg:y1="8.2cm" svg:x2="8.8cm" svg:y2="9.4cm">
          <text:p/>
        </draw:line>
        <draw:frame draw:style-name="gr3" draw:text-style-name="P2" draw:layer="layout" svg:width="2.6cm" svg:height="0.962cm" svg:x="7cm" svg:y="9.6cm">
          <draw:text-box>
            <text:p>Joueur</text:p>
          </draw:text-box>
        </draw:frame>
        <draw:custom-shape draw:style-name="gr4" draw:text-style-name="P3" draw:layer="layout" svg:width="7.8cm" svg:height="2cm" svg:x="12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7.8cm" svg:height="2cm" svg:x="12.2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6.601cm" svg:height="1.2cm" svg:x="12.799cm" svg:y="5.2cm">
          <draw:text-box>
            <text:p>Choisir type de partie</text:p>
          </draw:text-box>
        </draw:frame>
        <draw:frame draw:style-name="gr6" draw:text-style-name="P2" draw:layer="layout" svg:width="5.8cm" svg:height="1cm" svg:x="13.3cm" svg:y="8.5cm">
          <draw:text-box>
            <text:p>Déplacer les pions</text:p>
          </draw:text-box>
        </draw:frame>
        <draw:line draw:style-name="gr7" draw:text-style-name="P4" draw:layer="layout" svg:x1="9.4cm" svg:y1="7.2cm" svg:x2="12.201cm" svg:y2="5.8cm">
          <text:p/>
        </draw:line>
        <draw:line draw:style-name="gr7" draw:text-style-name="P4" draw:layer="layout" svg:x1="9.4cm" svg:y1="7.6cm" svg:x2="12.201cm" svg:y2="9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svg:stroke-color="#000000" draw:fill="solid" draw:fill-color="#000000" draw:fill-gradient-name="Gradient_20_1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2:37:29.839843723</meta:creation-date>
    <dc:date>2021-04-26T14:27:51.437448724</dc:date>
    <meta:editing-duration>PT10M14S</meta:editing-duration>
    <meta:editing-cycles>2</meta:editing-cycles>
    <meta:generator>LibreOffice/6.4.6.2$Linux_X86_64 LibreOffice_project/40$Build-2</meta:generator>
    <meta:document-statistic meta:object-count="35"/>
  </office:meta>
</office:document-meta>
</file>